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icrosoft YaHei" svg:font-family="'Microsoft YaHei'"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style>
    <style:style style:name="Table1.A" style:family="table-column">
      <style:table-column-properties style:column-width="7.537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074cm" table:align="margins"/>
    </style:style>
    <style:style style:name="Table2.A" style:family="table-column">
      <style:table-column-properties style:column-width="7.537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Standard" style:master-page-name="MP1">
      <style:paragraph-properties style:page-number="auto" fo:break-before="page"/>
      <style:text-properties fo:language="en" fo:country="GB"/>
    </style:style>
    <style:style style:name="P10" style:family="paragraph" style:parent-style-name="Text_20_body" style:list-style-name="L2"/>
    <style:style style:name="P11" style:family="paragraph" style:parent-style-name="Text_20_body">
      <style:paragraph-properties style:writing-mode="lr-tb"/>
    </style:style>
    <style:style style:name="P12" style:family="paragraph" style:parent-style-name="Text_20_body" style:list-style-name="L1">
      <style:paragraph-properties style:writing-mode="lr-tb"/>
    </style:style>
    <style:style style:name="P13" style:family="paragraph" style:parent-style-name="Text_20_body" style:list-style-name="L1">
      <style:paragraph-properties style:writing-mode="lr-tb"/>
      <style:text-properties fo:font-style="italic" fo:font-weight="bold" style:font-style-asian="italic" style:font-weight-asian="bold" style:font-style-complex="italic" style:font-weight-complex="bold"/>
    </style:style>
    <style:style style:name="P14" style:family="paragraph" style:parent-style-name="Heading_20_1" style:list-style-name=""/>
    <style:style style:name="P15" style:family="paragraph" style:parent-style-name="Heading_20_1">
      <style:text-properties fo:language="en" fo:country="GB"/>
    </style:style>
    <style:style style:name="P16" style:family="paragraph" style:parent-style-name="Heading_20_1" style:list-style-name="" style:master-page-name="MP2">
      <style:paragraph-properties style:page-number="auto" fo:break-before="pag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style>
    <style:style style:name="P18" style:family="paragraph" style:parent-style-name="Contents_20_2">
      <style:paragraph-properties>
        <style:tab-stops>
          <style:tab-stop style:position="14.58cm" style:type="right" style:leader-style="dotted" style:leader-text="."/>
        </style:tab-stops>
      </style:paragraph-properties>
    </style:style>
    <style:style style:name="P19" style:family="paragraph" style:parent-style-name="Table_20_Contents">
      <style:paragraph-properties style:writing-mode="lr-tb"/>
    </style:style>
    <style:style style:name="P20" style:family="paragraph" style:parent-style-name="ForsideKunstSkrift" style:master-page-name="MPF0">
      <style:paragraph-properties style:page-number="auto" fo:break-before="page"/>
      <style:text-properties fo:language="en" fo:country="GB"/>
    </style:style>
    <style:style style:name="P21" style:family="paragraph" style:parent-style-name="ForsideKunstSkrift" style:master-page-name="MP3">
      <style:paragraph-properties style:page-number="2" fo:break-before="page"/>
      <style:text-properties fo:language="en" fo:country="GB"/>
    </style:style>
    <style:style style:name="P22" style:family="paragraph">
      <style:paragraph-properties style:writing-mode="lr-tb"/>
    </style:style>
    <style:style style:name="P23" style:family="paragraph">
      <style:paragraph-properties fo:text-align="center"/>
    </style:style>
    <style:style style:name="T1" style:family="text">
      <style:text-properties fo:language="en" fo:country="GB"/>
    </style:style>
    <style:style style:name="T2" style:family="text">
      <style:text-properties fo:font-size="10pt" fo:language="en" fo:country="GB" style:font-size-asian="10pt" style:font-size-complex="10pt"/>
    </style:style>
    <style:style style:name="T3" style:family="text">
      <style:text-properties fo:font-size="10pt" fo:language="da" fo:country="DK" style:font-size-asian="10pt" style:font-size-complex="10pt"/>
    </style:style>
    <style:style style:name="T4" style:family="text">
      <style:text-properties fo:color="#d46c0e" fo:font-size="10pt" fo:language="da" fo:country="DK" style:font-size-asian="10pt" style:font-size-complex="10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2" fo:column-gap="0.497cm">
          <style:column style:rel-width="2122*" fo:start-indent="0cm" fo:end-indent="0.249cm"/>
          <style:column style:rel-width="2123*"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43" style:family="graphic">
      <style:graphic-properties svg:stroke-width="0cm" svg:stroke-color="#000000" draw:marker-start-width="0.24cm" draw:marker-end-width="0.24cm" draw:fill="none" draw:textarea-horizontal-align="justify" draw:textarea-vertical-align="middle" draw:fit-to-size="shrink-to-fit" fo:padding-top="-0.034cm" fo:padding-bottom="-0.034cm" fo:padding-left="-0.034cm" fo:padding-right="-0.034cm" style:run-through="foreground" style:wrap="run-through" style:number-wrapped-paragraphs="no-limit" style:vertical-pos="from-top" style:vertical-rel="paragraph" style:horizontal-pos="from-left" style:horizontal-rel="paragraph"/>
    </style:style>
    <style:style style:name="gr44" style:family="graphic">
      <style:graphic-properties svg:stroke-width="0cm" svg:stroke-color="#000000" draw:marker-start-width="0.24cm" draw:marker-end-width="0.24cm" draw:fill="solid" draw:fill-color="#c0c0c0" draw:textarea-horizontal-align="justify" draw:textarea-vertical-align="middle" draw:fit-to-size="shrink-to-fit" fo:padding-top="-0.034cm" fo:padding-bottom="-0.034cm" fo:padding-left="-0.034cm" fo:padding-right="-0.034cm" style:run-through="foreground" style:wrap="run-through" style:number-wrapped-paragraphs="no-limit" style:vertical-pos="from-top" style:vertical-rel="paragraph" style:horizontal-pos="from-left" style:horizontal-rel="paragraph"/>
    </style:style>
    <style:style style:name="gr4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
      <text:p text:style-name="P4"><text:title>Updates services</text:title></text:p>
      <text:p text:style-name="P6"><text:subject>Implementation details</text:subject></text:p>
      <text:p text:style-name="P8"/>
      <text:p text:style-name="P8"/>
      <text:p text:style-name="P2"/>
      <text:p text:style-name="P3"><draw:g text:anchor-type="as-char" svg:y="0cm" draw:z-index="0" draw:name="Group 3" draw:style-name="gr1"><draw:g draw:name="Group 4" draw:style-name="gr2"><draw:custom-shape draw:name="AutoShape 5" draw:style-name="gr3" draw:text-style-name="P22"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2"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2"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2"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2"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2"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2"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2"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2"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2"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2"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2"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2"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2"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2"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2"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2"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2"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2"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2"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2"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2"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2">© Copyright </text:span></text:span><text:span text:style-name="Default_20_Paragraph_20_Font"><text:span text:style-name="T2"><text:date style:data-style-name="N5108" text:date-value="2012-02-28T17:19:14.15">2012</text:date></text:span></text:span></text:p>
      <text:p text:style-name="P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7"><text:a xlink:type="simple" xlink:href="#__RefHeading__744_2098529114">Introduction<text:tab/>3</text:a></text:p>
          <text:p text:style-name="P17"><text:a xlink:type="simple" xlink:href="#__RefHeading__436_46715803">Architecture<text:tab/>4</text:a></text:p>
          <text:p text:style-name="P18"><text:a xlink:type="simple" xlink:href="#__RefHeading__1105_644877547">Database triggers and tables<text:tab/>4</text:a></text:p>
          <text:p text:style-name="P18"><text:a xlink:type="simple" xlink:href="#__RefHeading__1107_644877547">Updates windows service<text:tab/>4</text:a></text:p>
          <text:p text:style-name="P18"><text:a xlink:type="simple" xlink:href="#__RefHeading__1109_644877547">Event broker<text:tab/>5</text:a></text:p>
          <text:p text:style-name="P17"><text:a xlink:type="simple" xlink:href="#__RefHeading__1238_644877547">Testing<text:tab/>6</text:a></text:p>
          <text:p text:style-name="P17"><text:a xlink:type="simple" xlink:href="#__RefHeading__1240_644877547">Appendix A: E&amp;M details<text:tab/>7</text:a></text:p>
          <text:p text:style-name="P17"><text:a xlink:type="simple" xlink:href="#__RefHeading__1242_644877547">Appendix B: DPR details<text:tab/>8</text:a></text:p>
        </text:index-body>
      </text:table-of-content>
      <text:p text:style-name="P5"/>
      <text:h text:style-name="P16" text:outline-level="1"><text:bookmark text:name="__RefHeading__744_2098529114"/>Introduction<text:bookmark-end text:name="__RefHeading__744_2098529114"/></text:h>
      <text:p text:style-name="Text_20_body">This document will describe how updates services detect updates in the source data providers. These services allows CPR Broker to be notified if one or more person records have changed in a data provider database.</text:p>
      <text:p text:style-name="Text_20_body"><text:span text:style-name="T1">There are currently two services to be installed, DPR Updates and E&amp;M Updates. Apart from targeting different database tables, the implementation is exactly the same.</text:span></text:p>
      <text:p text:style-name="Text_20_body"/>
      <text:h text:style-name="P15" text:outline-level="1"><text:bookmark text:name="__RefHeading__436_46715803"/>Architecture<text:bookmark-end text:name="__RefHeading__436_46715803"/></text:h>
      <text:p text:style-name="Text_20_body">The overall architecture consists of the several components</text:p>
      <text:h text:style-name="Heading_20_2" text:outline-level="2"><draw:frame draw:style-name="fr1" draw:name="Frame1" text:anchor-type="paragraph" svg:x="-0.011cm" svg:y="0.049cm" svg:width="15.092cm" draw:z-index="11"><draw:text-box fo:min-height="15.427cm"><text:p text:style-name="Frame_20_contents"><draw:rect text:anchor-type="paragraph" draw:z-index="12" draw:style-name="gr43" draw:text-style-name="P23" svg:width="4.479cm" svg:height="1.562cm" svg:x="0.34cm" svg:y="0.769cm"><text:p text:style-name="P23">Row updated/inserted</text:p></draw:rect><draw:rect text:anchor-type="paragraph" draw:z-index="13" draw:style-name="gr43" draw:text-style-name="P23" svg:width="4.546cm" svg:height="1.34cm" svg:x="0.318cm" svg:y="4.66cm"><text:p text:style-name="P23">Call RefreshRead</text:p></draw:rect><draw:rect text:anchor-type="paragraph" draw:z-index="14" draw:style-name="gr43" draw:text-style-name="P23" svg:width="4.479cm" svg:height="1.34cm" svg:x="8.832cm" svg:y="6.304cm"><text:p text:style-name="P23">Query staging table</text:p></draw:rect><draw:rect text:anchor-type="paragraph" draw:z-index="15" draw:style-name="gr43" draw:text-style-name="P23" svg:width="4.479cm" svg:height="1.616cm" svg:x="0.318cm" svg:y="8.086cm"><text:p text:style-name="P23">Query data provider </text:p><text:p text:style-name="P23">for fresh data</text:p></draw:rect><draw:rect text:anchor-type="paragraph" draw:z-index="16" draw:style-name="gr43" draw:text-style-name="P23" svg:width="4.479cm" svg:height="1.638cm" svg:x="8.828cm" svg:y="9.871cm"><text:p text:style-name="P23">Add CPR number to </text:p><text:p text:style-name="P23">notification queue</text:p></draw:rect><draw:rect text:anchor-type="paragraph" draw:z-index="17" draw:style-name="gr43" draw:text-style-name="P23" svg:width="4.479cm" svg:height="1.435cm" svg:x="0.296cm" svg:y="11.899cm"><text:p text:style-name="P23">Send notifications</text:p></draw:rect><draw:rect text:anchor-type="paragraph" draw:z-index="19" draw:style-name="gr43" draw:text-style-name="P23" svg:width="4.479cm" svg:height="1.606cm" svg:x="8.862cm" svg:y="2.491cm"><text:p text:style-name="P23">Add CPR number </text:p><text:p text:style-name="P23">to staging table</text:p></draw:rect><draw:rect text:anchor-type="paragraph" draw:z-index="20" draw:style-name="gr44" draw:text-style-name="P23" svg:width="4.455cm" svg:height="0.597cm" svg:x="8.862cm" svg:y="1.894cm"><text:p text:style-name="P23">Database trigger(s)</text:p></draw:rect><draw:rect text:anchor-type="paragraph" draw:z-index="21" draw:style-name="gr44" draw:text-style-name="P23" svg:width="4.479cm" svg:height="0.597cm" svg:x="0.385cm" svg:y="4.064cm"><text:p text:style-name="P23">Update detection service</text:p></draw:rect><draw:rect text:anchor-type="paragraph" draw:z-index="22" draw:style-name="gr44" draw:text-style-name="P23" svg:width="4.479cm" svg:height="0.597cm" svg:x="8.832cm" svg:y="5.708cm"><text:p text:style-name="P23">Update detection service</text:p></draw:rect><draw:rect text:anchor-type="paragraph" draw:z-index="23" draw:style-name="gr44" draw:text-style-name="P23" svg:width="4.479cm" svg:height="0.597cm" svg:x="0.318cm" svg:y="7.489cm"><text:p text:style-name="P23">CPR Broker</text:p></draw:rect><draw:rect text:anchor-type="paragraph" draw:z-index="24" draw:style-name="gr44" draw:text-style-name="P23" svg:width="4.479cm" svg:height="0.597cm" svg:x="8.828cm" svg:y="9.275cm"><text:p text:style-name="P23">CPR Broker</text:p></draw:rect><draw:rect text:anchor-type="paragraph" draw:z-index="25" draw:style-name="gr44" draw:text-style-name="P23" svg:width="4.479cm" svg:height="0.597cm" svg:x="0.296cm" svg:y="11.303cm"><text:p text:style-name="P23">Event broker</text:p></draw:rect><draw:rect text:anchor-type="paragraph" draw:z-index="18" draw:style-name="gr43" draw:text-style-name="P23" svg:width="4.479cm" svg:height="1.368cm" svg:x="8.74cm" svg:y="13.252cm"><text:p text:style-name="P23">Call CPR Broker Read</text:p></draw:rect><draw:rect text:anchor-type="paragraph" draw:z-index="26" draw:style-name="gr44" draw:text-style-name="P23" svg:width="4.479cm" svg:height="0.597cm" svg:x="8.74cm" svg:y="12.656cm"><text:p text:style-name="P23">Business application</text:p></draw:rect><draw:custom-shape text:anchor-type="paragraph" draw:z-index="27" draw:style-name="gr45" svg:width="3.837cm" svg:height="0.662cm" draw:transform="rotate (-0.349065850398866) translate (5.02179166666667cm 5.1593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style-name="gr45" svg:width="4.22cm" svg:height="0.662cm" draw:transform="rotate (-0.349065850398866) translate (4.89655555555556cm 1.43051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45" svg:width="4.164cm" svg:height="0.662cm" draw:transform="rotate (-2.79252680319093) translate (8.86177777777778cm 3.7817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45" svg:width="4.164cm" svg:height="0.662cm" draw:transform="rotate (-2.79252680319093) translate (8.83179166666667cm 7.455958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style-name="gr45" svg:width="4.409cm" svg:height="0.662cm" draw:transform="rotate (-2.79252680319093) translate (9.00818055555556cm 11.280069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45" svg:width="4.366cm" svg:height="0.662cm" draw:transform="rotate (-0.349065850398866) translate (4.91243055555556cm 8.7788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45" svg:width="4.366cm" svg:height="0.662cm" draw:transform="rotate (-0.349065850398866) translate (4.905375cm 12.504208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bookmark text:name="__RefHeading__1105_644877547"/>Database triggers and tables<text:bookmark-end text:name="__RefHeading__1105_644877547"/></text:h>
      <text:p text:style-name="P11">Triggers are created for the relevant database tables that are used by CPR broker to read the data. When any row is inserted or updated, the CPR number is taken from the row, and stored in a separate database table. This is called the staging table.</text:p>
      <text:h text:style-name="Heading_20_2" text:outline-level="2"><text:bookmark text:name="__RefHeading__1107_644877547"/>Updates windows service<text:bookmark-end text:name="__RefHeading__1107_644877547"/></text:h>
      <text:p text:style-name="Text_20_body">This service is installed per each data provider instance. It is configured to start <text:soft-page-break/>automatically. Every while (usually 30 seconds), it reads from the staging table. Then, for each found row, it calls RefreshRead method in CPR Broker. This way the broker loads the fresh version of the data from the data source. All staging table rows belonging to that person are now deleted.</text:p>
      <text:h text:style-name="Heading_20_2" text:outline-level="2"><text:bookmark text:name="__RefHeading__1109_644877547"/>Event broker<text:bookmark-end text:name="__RefHeading__1109_644877547"/></text:h>
      <text:p text:style-name="Text_20_body">Now since the event broker is polling the CPR broker database, it now sees that new data has been loaded. This causes it to notify any subscribers to the updated person that something has changed. These subscribers can now call Read to load the latest version of the data.</text:p>
      <text:h text:style-name="Heading_20_1" text:outline-level="1"><text:bookmark text:name="__RefHeading__1238_644877547"/>Testing<text:bookmark-end text:name="__RefHeading__1238_644877547"/></text:h>
      <text:p text:style-name="Text_20_body">You can do the following steps to create a test scenario.</text:p>
      <text:list xml:id="list37185172" text:style-name="L2">
        <text:list-item>
          <text:p text:style-name="P10">Prepare a notification channel. In the demo application, Tools → Options → Notifications → File Share. Write the path to the notification folder.</text:p>
        </text:list-item>
      </text:list>
      <text:list xml:id="list37192187" text:style-name="L1">
        <text:list-item>
          <text:p text:style-name="P12">Create a data change subscription. In the demo application, Subscribe tab, click Subscribe. This will create a new subscription for all persons.</text:p>
        </text:list-item>
        <text:list-item>
          <text:p text:style-name="P12">Trigger a data change. You can do that by manually editing rows, or use your business application to update the data. </text:p>
          <text:p text:style-name="P13">WARNING: Do not do that on your production database unless you know what you are doing. You may have permanent loss of data! It is safer to wait for the change to happen normally.</text:p>
        </text:list-item>
        <text:list-item>
          <text:p text:style-name="P12">Watch the notification folder. You should shortly see a new XML file that contains the UUID of the updated person.</text:p>
        </text:list-item>
      </text:list>
      <text:h text:style-name="P14" text:outline-level="1"><text:bookmark text:name="__RefHeading__1240_644877547"/>Appendix A: E&amp;M details<text:bookmark-end text:name="__RefHeading__1240_644877547"/></text:h>
      <table:table table:name="Table1" table:style-name="Table1">
        <table:table-column table:style-name="Table1.A" table:number-columns-repeated="2"/>
        <table:table-row>
          <table:table-cell table:style-name="Table1.A1" office:value-type="string">
            <text:p text:style-name="P19">Watched database tables</text:p>
          </table:table-cell>
          <table:table-cell table:style-name="Table1.B1" office:value-type="string">
            <text:p text:style-name="Table_20_Contents">AA70000T</text:p>
            <text:p text:style-name="Table_20_Contents">AA70300T</text:p>
          </table:table-cell>
        </table:table-row>
        <table:table-row>
          <table:table-cell table:style-name="Table1.A2" office:value-type="string">
            <text:p text:style-name="Table_20_Contents">Staging table name</text:p>
          </table:table-cell>
          <table:table-cell table:style-name="Table1.B2" office:value-type="string">
            <text:p text:style-name="Table_20_Contents">T_E_MUpdateStaging</text:p>
          </table:table-cell>
        </table:table-row>
        <table:table-row>
          <table:table-cell table:style-name="Table1.A2" office:value-type="string">
            <text:p text:style-name="Table_20_Contents">Windows service name (display name)</text:p>
          </table:table-cell>
          <table:table-cell table:style-name="Table1.B2" office:value-type="string">
            <text:p text:style-name="Table_20_Contents">E_MUpdatesNotificationService ( E&amp;M Updates Notification Service)</text:p>
          </table:table-cell>
        </table:table-row>
      </table:table>
      <text:h text:style-name="P14" text:outline-level="1"><text:bookmark text:name="__RefHeading__1242_644877547"/>Appendix B: DPR details<text:bookmark-end text:name="__RefHeading__1242_644877547"/></text:h>
      <table:table table:name="Table2" table:style-name="Table2">
        <table:table-column table:style-name="Table2.A" table:number-columns-repeated="2"/>
        <table:table-row>
          <table:table-cell table:style-name="Table2.A1" office:value-type="string">
            <text:p text:style-name="P19">Watched database tables</text:p>
          </table:table-cell>
          <table:table-cell table:style-name="Table2.B1" office:value-type="string">
            <text:p text:style-name="Table_20_Contents">DTBESKYT</text:p>
            <text:p text:style-name="Table_20_Contents">DTBOERN</text:p>
            <text:p text:style-name="Table_20_Contents">DTCIV</text:p>
            <text:p text:style-name="Table_20_Contents">DTFORALDREMYND</text:p>
            <text:p text:style-name="Table_20_Contents">DTFORSV</text:p>
            <text:p text:style-name="Table_20_Contents">DTKADR</text:p>
            <text:p text:style-name="Table_20_Contents">DTNAVNE</text:p>
            <text:p text:style-name="Table_20_Contents">DTPERS</text:p>
            <text:p text:style-name="Table_20_Contents">DTSEPARATION</text:p>
            <text:p text:style-name="Table_20_Contents">DTSTAT</text:p>
            <text:p text:style-name="Table_20_Contents">DTTOTAL</text:p>
            <text:p text:style-name="Table_20_Contents">DTUDRIND</text:p>
          </table:table-cell>
        </table:table-row>
        <table:table-row>
          <table:table-cell table:style-name="Table2.A2" office:value-type="string">
            <text:p text:style-name="Table_20_Contents">Staging table name</text:p>
          </table:table-cell>
          <table:table-cell table:style-name="Table2.B2" office:value-type="string">
            <text:p text:style-name="Table_20_Contents">T_DPRUpdateStaging_DPRTable</text:p>
          </table:table-cell>
        </table:table-row>
        <table:table-row>
          <table:table-cell table:style-name="Table2.A2" office:value-type="string">
            <text:p text:style-name="Table_20_Contents">Windows service name (display name)</text:p>
          </table:table-cell>
          <table:table-cell table:style-name="Table2.B2" office:value-type="string">
            <text:p text:style-name="Table_20_Contents">DPRUpdatesNotificationService ( DPR Updates Notification Service)</text:p>
          </table:table-cell>
        </table:table-row>
      </table:table>
      <text:p text:style-name="Text_20_body"/>
      <text:p text:style-name="P21"/>
      <text:p text:style-name="P8"/>
      <text:p text:style-name="P8"/>
      <text:p text:style-name="P8"/>
      <text:p text:style-name="P8"/>
      <text:p text:style-name="P8"/>
      <text:p text:style-name="P2"/>
      <text:p text:style-name="P2"><draw:g text:anchor-type="as-char" svg:y="0cm" draw:z-index="1" draw:name="Group 34" draw:style-name="gr1"><draw:g draw:name="Group 35" draw:style-name="gr2"><draw:custom-shape draw:name="AutoShape 36" draw:style-name="gr3" draw:text-style-name="P22"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2"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2"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2"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2"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2"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2"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2"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2"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2"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2"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2"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2"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2"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2"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2"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2"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2"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2"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2"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2"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2"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4">adresse</text:span></text:span><text:span text:style-name="Default_20_Paragraph_20_Font"><text:span text:style-name="T3"><text:line-break/>Studiestræde 14, 1.<text:line-break/>1455 København K</text:span></text:span></text:p>
      <text:p text:style-name="Footer"><text:span text:style-name="Default_20_Paragraph_20_Font"><text:span text:style-name="T4">email</text:span></text:span><text:span text:style-name="Default_20_Paragraph_20_Font"><text:span text:style-name="T3"><text:line-break/>info@magenta-aps.dk</text:span></text:span></text:p>
      <text:p text:style-name="Footer"><text:span text:style-name="Default_20_Paragraph_20_Font"><text:span text:style-name="T4">telefon</text:span></text:span><text:span text:style-name="Default_20_Paragraph_20_Font"><text:span text:style-name="T3"><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icrosoft YaHei" svg:font-family="'Microsoft YaHei'"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9"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Appendix B: DPR details</text:chapter></text:p>
      </style:header>
      <style:footer>
        <text:p text:style-name="Footer"><text:span text:style-name="MT1"><text:title>Updates services</text:title></text:span><text:span text:style-name="MT1"><text:tab/><text:tab/></text:span><text:span text:style-name="Paginering"><text:span text:style-name="MT1"><text:page-number text:select-page="current">8</text:page-number></text:span></text:span></text:p>
      </style:footer>
    </style:master-page>
    <style:master-page style:name="MP3" style:page-layout-name="Mpm6">
      <style:header>
        <text:p text:style-name="MP1"><draw:g text:anchor-type="paragraph" draw:z-index="1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Updates services</dc:title>
    <dc:subject>Implementation details</dc:subject>
    <meta:initial-creator>Leif Lodahl</meta:initial-creator>
    <meta:creation-date>2011-02-14T18:01:00</meta:creation-date>
    <dc:date>2012-02-28T17:19:13.66</dc:date>
    <meta:print-date>2012-01-12T12:04:00</meta:print-date>
    <meta:editing-cycles>106</meta:editing-cycles>
    <meta:editing-duration>PT18H19M52S</meta:editing-duration>
    <meta:document-statistic meta:table-count="2" meta:image-count="0" meta:object-count="0" meta:page-count="10" meta:paragraph-count="0" meta:word-count="508" meta:character-count="3144" meta:non-whitespace-character-count="2697"/>
    <meta:template xlink:type="simple" xlink:actuate="onRequest" xlink:title="" xlink:href="../Installation.odt/Magenta%20Rapport.ott"/>
  </office:meta>
</office:document-meta>
</file>